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86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157.8pt"/>
    </style:style>
    <style:style style:name="co4" style:family="table-column">
      <style:table-column-properties fo:break-before="auto" style:column-width="282.2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240.04pt"/>
    </style:style>
    <style:style style:name="ro1" style:family="table-row">
      <style:table-row-properties style:row-height="51.05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64.01pt" fo:break-before="auto" style:use-optimal-row-height="true"/>
    </style:style>
    <style:style style:name="ro5" style:family="table-row">
      <style:table-row-properties style:row-height="76.14pt" fo:break-before="auto" style:use-optimal-row-height="true"/>
    </style:style>
    <style:style style:name="ro6" style:family="table-row">
      <style:table-row-properties style:row-height="38.89pt" fo:break-before="auto" style:use-optimal-row-height="true"/>
    </style:style>
    <style:style style:name="ro7" style:family="table-row">
      <style:table-row-properties style:row-height="88.24pt" fo:break-before="auto" style:use-optimal-row-height="true"/>
    </style:style>
    <style:style style:name="ro8" style:family="table-row">
      <style:table-row-properties style:row-height="80.45pt" fo:break-before="auto" style:use-optimal-row-height="true"/>
    </style:style>
    <style:style style:name="ro9" style:family="table-row">
      <style:table-row-properties style:row-height="150.55pt" fo:break-before="auto" style:use-optimal-row-height="true"/>
    </style:style>
    <style:style style:name="ro10" style:family="table-row">
      <style:table-row-properties style:row-height="35.46pt" fo:break-before="auto" style:use-optimal-row-height="true"/>
    </style:style>
    <style:style style:name="ro11" style:family="table-row">
      <style:table-row-properties style:row-height="33.76pt" fo:break-before="auto" style:use-optimal-row-height="true"/>
    </style:style>
    <style:style style:name="ro12" style:family="table-row">
      <style:table-row-properties style:row-height="33.1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KBART_20_crosswalk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font-name="Arial1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font-name="Arial1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>
      <style:table-cell-properties fo:wrap-option="wrap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BART crosswalk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21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number-columns-repeated="1012" table:default-cell-style-name="ce2"/>
        <table:table-row table:style-name="ro1">
          <table:table-cell table:style-name="ce1" office:value-type="string" calcext:value-type="string">
            <text:p>NYU Inventory/Title list field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Responsibility</text:p>
          </table:table-cell>
          <table:table-cell table:style-name="ce14" office:value-type="string" calcext:value-type="string">
            <text:p>NISO KBART field</text:p>
          </table:table-cell>
          <table:table-cell table:style-name="ce14" office:value-type="string" calcext:value-type="string">
            <text:p>NISO KBART transformation</text:p>
          </table:table-cell>
          <table:table-cell table:style-name="ce14" office:value-type="string" calcext:value-type="string">
            <text:p>OCLC KBART field</text:p>
          </table:table-cell>
          <table:table-cell table:style-name="ce1" office:value-type="string" calcext:value-type="string">
            <text:p>OCLC KBART transformation</text:p>
          </table:table-cell>
          <table:table-cell table:style-name="ce14" office:value-type="string" calcext:value-type="string">
            <text:p>KBART definition (Phase II recommendations for fields from 2016-04-26 template)</text:p>
          </table:table-cell>
          <table:table-cell table:style-name="ce14" office:value-type="string" calcext:value-type="string">
            <text:p>ProQuest/ExLibris fields required and recommended</text:p>
          </table:table-cell>
          <table:table-cell table:style-name="ce14" office:value-type="string" calcext:value-type="string">
            <text:p>ProQuest/ExLibris definitions and guidelines</text:p>
          </table:table-cell>
          <table:table-cell table:style-name="ce14" office:value-type="string" calcext:value-type="string">
            <text:p>OCLC KBART fields required and recommended</text:p>
          </table:table-cell>
          <table:table-cell table:style-name="ce14" office:value-type="string" calcext:value-type="string">
            <text:p>OCLC definitions and guidelines</text:p>
          </table:table-cell>
          <table:table-cell table:style-name="ce14" table:number-columns-repeated="21"/>
          <table:table-cell table:style-name="ce1" table:number-columns-repeated="991"/>
        </table:table-row>
        <table:table-row table:style-name="ro2">
          <table:table-cell office:value-type="string" calcext:value-type="string">
            <text:p>note</text:p>
          </table:table-cell>
          <table:table-cell table:style-name="ce13" office:value-type="string" calcext:value-type="string">
            <text:p>updated M, AN – JAS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3">
          <table:table-cell office:value-type="string" calcext:value-type="string">
            <text:p>date updated</text:p>
          </table:table-cell>
          <table:table-cell table:style-name="ce15" office:value-type="date" office:date-value="2021-04-06" calcext:value-type="date">
            <text:p>04/06/21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1">
          <table:table-cell office:value-type="string" calcext:value-type="string">
            <text:p>status</text:p>
          </table:table-cell>
          <table:table-cell table:style-name="ce13" office:value-type="string" calcext:value-type="string">
            <text:p><text:span text:style-name="T1">updated</text:span></text:p>
            <text:p><text:span text:style-name="T1">oclc ws</text:span></text:p>
            <text:p><text:span text:style-name="T1">new title</text:span></text:p>
            <text:p><text:span text:style-name="T1">in progress</text:span>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4">
          <table:table-cell table:style-name="ce13" office:value-type="string" calcext:value-type="string">
            <text:p>publication_title_original</text:p>
          </table:table-cell>
          <table:table-cell table:style-name="ce8" office:value-type="string" calcext:value-type="string">
            <text:p>Antinoë et les sépultures de Thaïs et Sérapion /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itle</text:p>
          </table:table-cell>
          <table:table-cell table:style-name="ce2"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_title</text:p>
          </table:table-cell>
          <table:table-cell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 title for serial or monograph (see</text:p>
            <text:p>6.6.2)</text:p>
            <text:p>Conference proceedings series titles should be</text:p>
            <text:p>entered as serial titles, while volume titles should</text:p>
            <text:p>be entered as monograph titles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The journal's title</text:p>
            <text:p>Ebooks: The ebook's title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publication_title_transliteration</text:p>
          </table:table-cell>
          <table:table-cell table:style-name="ce8" office:value-type="string" calcext:value-type="string">
            <text:p>Antinoë et les sépultures de Thaïs et Sérapion /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itle</text:p>
          </table:table-cell>
          <table:table-cell table:style-name="ce2"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_title</text:p>
          </table:table-cell>
          <table:table-cell office:value-type="string" calcext:value-type="string">
            <text:p>concatenate original and transliteration columns and separate with a space</text:p>
          </table:table-cell>
          <table:table-cell table:style-name="ce13" office:value-type="string" calcext:value-type="string">
            <text:p>Publication title for serial or monograph (see</text:p>
            <text:p>6.6.2)</text:p>
            <text:p>Conference proceedings series titles should be</text:p>
            <text:p>entered as serial titles, while volume titles should</text:p>
            <text:p>be entered as monograph titles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The journal's title</text:p>
            <text:p>Ebooks: The ebook's title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3" office:value-type="string" calcext:value-type="string">
            <text:p>print_identifier</text:p>
          </table:table-cell>
          <table:table-cell/>
          <table:table-cell table:style-name="ce13" office:value-type="string" calcext:value-type="string">
            <text:p>Print-format identifier (see 6.6.3)</text:p>
            <text:p>ISSN for serials, ISBN for monographs, etc.</text:p>
            <text:p>Conference proceedings may have serial ISSNs</text:p>
            <text:p>while each proceeding volume may have its own</text:p>
            <text:p>ISBN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ISSN for serials, ISBN for books/monographs/videos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ISSN for the journal.</text:p>
            <text:p>Ebooks: ISBN for each ebook</text:p>
            <text:p/>
            <text:p>Note: Hyphens must be removed when adding an ISSN to the print_identifier column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3" office:value-type="string" calcext:value-type="string">
            <text:p>online_identifier</text:p>
          </table:table-cell>
          <table:table-cell/>
          <table:table-cell table:style-name="ce13" office:value-type="string" calcext:value-type="string">
            <text:p>Online-format identifier (see 6.6.4)</text:p>
            <text:p>eISSN for serials, eISBN for monographs, etc.</text:p>
            <text:p>Conference proceedings may have serial eISSNs</text:p>
            <text:p>while each proceeding volume many have its own</text:p>
            <text:p>eISBN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eISSN for the journal</text:p>
            <text:p>Ebooks: eISBN for each ebook</text:p>
          </table:table-cell>
          <table:table-cell table:style-name="ce13" table:number-columns-repeated="21"/>
          <table:table-cell table:number-columns-repeated="991"/>
        </table:table-row>
        <table:table-row table:style-name="ro5"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3" office:value-type="string" calcext:value-type="string">
            <text:p>date_first_issue_online</text:p>
          </table:table-cell>
          <table:table-cell/>
          <table:table-cell table:style-name="ce13" office:value-type="string" calcext:value-type="string">
            <text:p>Date of first serial issue available online (see</text:p>
            <text:p>6.6.5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3" office:value-type="string" calcext:value-type="string">
            <text:p>num_first_vol_online</text:p>
          </table:table-cell>
          <table:table-cell/>
          <table:table-cell table:style-name="ce13" office:value-type="string" calcext:value-type="string">
            <text:p>Number of first volume available online (see</text:p>
            <text:p>6.6.6)</text:p>
            <text:p>Applicable only to serials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2"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3" office:value-type="string" calcext:value-type="string">
            <text:p>num_first_issue_online</text:p>
          </table:table-cell>
          <table:table-cell/>
          <table:table-cell table:style-name="ce13" office:value-type="string" calcext:value-type="string">
            <text:p>Number of first issue available online (see 6.6.7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7"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3" office:value-type="string" calcext:value-type="string">
            <text:p>date_last_issue_online</text:p>
          </table:table-cell>
          <table:table-cell/>
          <table:table-cell table:style-name="ce13" office:value-type="string" calcext:value-type="string">
            <text:p>Date of last issue available online (see 6.6.8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. 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1"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3" office:value-type="string" calcext:value-type="string">
            <text:p>num_last_vol_online</text:p>
          </table:table-cell>
          <table:table-cell/>
          <table:table-cell table:style-name="ce13" office:value-type="string" calcext:value-type="string">
            <text:p>Number of last volume available online (see</text:p>
            <text:p>6.6.9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3" office:value-type="string" calcext:value-type="string">
            <text:p>num_last_issue_online</text:p>
          </table:table-cell>
          <table:table-cell/>
          <table:table-cell table:style-name="ce13" office:value-type="string" calcext:value-type="string">
            <text:p>Number of last issue available online (see 6.6.10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title_url</text:p>
          </table:table-cell>
          <table:table-cell table:style-name="ce13" office:value-type="string" calcext:value-type="string">
            <text:p>http://hdl.handle.net/2333.1/4j0zpp8m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title_url</text:p>
          </table:table-cell>
          <table:table-cell table:style-name="ce13"/>
          <table:table-cell table:style-name="ce13" office:value-type="string" calcext:value-type="string">
            <text:p>title_url</text:p>
          </table:table-cell>
          <table:table-cell/>
          <table:table-cell table:style-name="ce13" office:value-type="string" calcext:value-type="string">
            <text:p>Title-level URL (see 6.6.11)</text:p>
            <text:p>Applicable to both serials and monograph. For</text:p>
            <text:p>conference proceedings, the title_url for the</text:p>
            <text:p>proceedings series and the title_url for each</text:p>
            <text:p>volume should be differen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URLs should lead users to a list of issues or TOC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URL for the journal title</text:p>
            <text:p/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3" office:value-type="string" calcext:value-type="string">
            <text:p>first_author</text:p>
          </table:table-cell>
          <table:table-cell/>
          <table:table-cell table:style-name="ce13" office:value-type="string" calcext:value-type="string">
            <text:p>First author (see 6.6.12)</text:p>
            <text:p>Applicable only to monographs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4"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7"/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3" office:value-type="string" calcext:value-type="string">
            <text:p>title_id</text:p>
          </table:table-cell>
          <table:table-cell/>
          <table:table-cell table:style-name="ce13" office:value-type="string" calcext:value-type="string">
            <text:p>Title identifier (see 6.6.13)</text:p>
            <text:p>Applicable to both serials and monographs. For</text:p>
            <text:p>conference proceedings, the title_id for the</text:p>
            <text:p>conference proceedings series and the title_id for</text:p>
            <text:p>each proceeding volume should be different.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Your own internal identifier for the title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7"/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3" office:value-type="string" calcext:value-type="string">
            <text:p>embargo_info</text:p>
          </table:table-cell>
          <table:table-cell/>
          <table:table-cell table:style-name="ce13" office:value-type="string" calcext:value-type="string">
            <text:p>Embargo information (see 6.6.14)</text:p>
            <text:p>Describes any limitations on when resources</text:p>
            <text:p>become available online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Either include embargo information separately, or change dates of affected serials every delivery to reflect "moving wall" availability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ebook (OCLC)</text:p>
            <text:p>fulltext</text:p>
            <text:p>abstract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change ebook to fulltext</text:p>
          </table:table-cell>
          <table:table-cell table:style-name="ce13" office:value-type="string" calcext:value-type="string">
            <text:p>coverage_depth</text:p>
          </table:table-cell>
          <table:table-cell/>
          <table:table-cell table:style-name="ce13" office:value-type="string" calcext:value-type="string">
            <text:p>Coverage depth (see 6.6.15)</text:p>
            <text:p>For example, abstracts or full tex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Fulltext/abstracts. You must supply full text records. Abstract records may be included, but abstract-only files are not requested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Set this value to "fulltext"</text:p>
            <text:p>Ebooks: Set this value to "ebook"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notes</text:p>
          </table:table-cell>
          <table:table-cell table:style-name="ce13"/>
          <table:table-cell table:style-name="ce17"/>
          <table:table-cell table:style-name="ce13" office:value-type="string" calcext:value-type="string">
            <text:p>notes</text:p>
          </table:table-cell>
          <table:table-cell table:style-name="ce13"/>
          <table:table-cell table:style-name="ce13" office:value-type="string" calcext:value-type="string">
            <text:p>coverage_notes</text:p>
          </table:table-cell>
          <table:table-cell/>
          <table:table-cell table:style-name="ce13" office:value-type="string" calcext:value-type="string">
            <text:p>Notes (see 6.6.16)</text:p>
            <text:p>Free-text field to describe the specifics of the</text:p>
            <text:p>coverage policy.</text:p>
          </table:table-cell>
          <table:table-cell table:style-name="ce13" table:number-columns-repeated="25"/>
          <table:table-cell table:number-columns-repeated="991"/>
        </table:table-row>
        <table:table-row table:style-name="ro6"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3" office:value-type="string" calcext:value-type="string">
            <text:p>publisher_name</text:p>
          </table:table-cell>
          <table:table-cell/>
          <table:table-cell table:style-name="ce13" office:value-type="string" calcext:value-type="string">
            <text:p>Publisher name (see 6.6.17)</text:p>
            <text:p>Not to be confused with third-party platform</text:p>
            <text:p>hosting name. 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ublication_type</text:p>
          </table:table-cell>
          <table:table-cell table:style-name="ce13" office:value-type="string" calcext:value-type="string">
            <text:p>monograph</text:p>
            <text:p>serial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Serial or monograph (see 6.6.18)</text:p>
            <text:p>Use “serial” for journals and conference</text:p>
            <text:p>proceeding series. Use “monograph” for books,</text:p>
            <text:p>e-books, and conference proceeding volumes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Either as field in the file (per KBART) or by package name.</text:p>
          </table:table-cell>
          <table:table-cell table:style-name="ce13" table:number-columns-repeated="23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print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print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in print (see</text:p>
            <text:p>6.6.19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onlin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online (see</text:p>
            <text:p>6.6.20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monograph_volu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volum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Number of volume for monograph (see 6.6.21)</text:p>
            <text:p>Applicable to e-books and conference</text:p>
            <text:p>proceedings. For proceedings, use the volume</text:p>
            <text:p>within 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monograph_edition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edition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Edition of the monograph (see 6.6.22)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6">
          <table:table-cell table:style-name="ce13" office:value-type="string" calcext:value-type="string">
            <text:p>first_edit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editor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First editor (see 6.6.23)</text:p>
            <text:p>Applicable to monographs, i.e., e-books or</text:p>
            <text:p>conference proceedings volum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4">
          <table:table-cell table:style-name="ce13" office:value-type="string" calcext:value-type="string">
            <text:p>parent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arent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the parent publication (see</text:p>
            <text:p>6.6.24)</text:p>
            <text:p>For a conference proceeding volume, the</text:p>
            <text:p>parent_publication_title_id is the title_id of</text:p>
            <text:p>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receding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eceding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any preceding publication title</text:p>
            <text:p>(see 6.6.25)</text:p>
            <text:p>Applicable to serials and conference proceedings</text:p>
            <text:p>series.</text:p>
          </table:table-cell>
          <table:table-cell table:style-name="ce13" table:number-columns-repeated="25"/>
          <table:table-cell table:number-columns-repeated="991"/>
        </table:table-row>
        <table:table-row table:style-name="ro2">
          <table:table-cell table:style-name="ce13" office:value-type="string" calcext:value-type="string">
            <text:p>access_type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KARMS</text:p>
          </table:table-cell>
          <table:table-cell table:style-name="ce13" office:value-type="string" calcext:value-type="string">
            <text:p>access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Access type (see 6.6.26)</text:p>
            <text:p>May be fee-based (P) or Open Access (F).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3">
          <table:table-cell table:style-name="ce13" office:value-type="string" calcext:value-type="string">
            <text:p>location</text:p>
          </table:table-cell>
          <table:table-cell table:style-name="ce13" table:number-columns-repeated="2"/>
          <table:table-cell table:style-name="ce20" office:value-type="string" calcext:value-type="string">
            <text:p>location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loca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branch which owns the material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title_notes</text:p>
          </table:table-cell>
          <table:table-cell table:style-name="ce13" table:number-columns-repeated="2"/>
          <table:table-cell table:style-name="ce20" office:value-type="string" calcext:value-type="string">
            <text:p>title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title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Public note field displayed to the user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staff_notes</text:p>
          </table:table-cell>
          <table:table-cell table:style-name="ce13" table:number-columns-repeated="2"/>
          <table:table-cell table:style-name="ce20" office:value-type="string" calcext:value-type="string">
            <text:p>staff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staff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Notes to staff that are only viewable in the WorldShare Collection Manager Interface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vendor_id</text:p>
          </table:table-cell>
          <table:table-cell table:style-name="ce13" table:number-columns-repeated="2"/>
          <table:table-cell table:style-name="ce20" office:value-type="string" calcext:value-type="string">
            <text:p>vendor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vendor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nique identifier such as the item number in U.S. Government Document titles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collection_name</text:p>
          </table:table-cell>
          <table:table-cell table:style-name="ce17" office:value-type="string" calcext:value-type="string">
            <text:p>Ancient World Digital Library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na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na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name of the collection in the knowledge base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oclc_collection_id</text:p>
          </table:table-cell>
          <table:table-cell table:style-name="ce17" office:value-type="string" calcext:value-type="string">
            <text:p>global.5644.217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9">
          <table:table-cell table:style-name="ce13" office:value-type="string" calcext:value-type="string">
            <text:p>oclc_entry_id</text:p>
          </table:table-cell>
          <table:table-cell table:style-name="ce13" table:number-columns-repeated="2"/>
          <table:table-cell table:style-name="ce20" office:value-type="string" calcext:value-type="string">
            <text:p>oclc_entry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entry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collection is customizable</text:p>
          </table:table-cell>
          <table:table-cell table:style-name="ce13" office:value-type="string" calcext:value-type="string">
            <text:p>Include a unique numerical value for each title in the oclc_entry_id column (required for Customizable collections). For titles you add using OCLC Number Lookup in the interface or add using OCLC numbers and the ACTION "autofill" in a KBART file, the Entry ID will be the OCLC number. It will be automatically generated. You must include a numeric value in the oclc_entry_id column field for each title in a KBART file (if the collection is Customizable). If you do not include a unique numeric value, your file will not upload properly</text:p>
          </table:table-cell>
          <table:table-cell table:style-name="ce13" table:number-columns-repeated="21"/>
          <table:table-cell table:number-columns-repeated="991"/>
        </table:table-row>
        <table:table-row table:style-name="ro10">
          <table:table-cell table:style-name="ce13" office:value-type="string" calcext:value-type="string">
            <text:p>oclc_linkscheme</text:p>
          </table:table-cell>
          <table:table-cell table:style-name="ce13" table:number-columns-repeated="2"/>
          <table:table-cell table:style-name="ce20" office:value-type="string" calcext:value-type="string">
            <text:p>oclc_linksche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linksche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Allows for article level linking. <text:s/>See Link scheme values and overrides for more information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numb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20" office:value-type="string" calcext:value-type="string">
            <text:p>oclc_number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number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using autofill</text:p>
          </table:table-cell>
          <table:table-cell table:style-name="ce13" office:value-type="string" calcext:value-type="string">
            <text:p>Include the OCLC number if available</text:p>
          </table:table-cell>
          <table:table-cell table:style-name="ce13" table:number-columns-repeated="21"/>
          <table:table-cell table:number-columns-repeated="991"/>
        </table:table-row>
        <table:table-row table:style-name="ro11">
          <table:table-cell table:style-name="ce13" office:value-type="string" calcext:value-type="string">
            <text:p>ACTION</text:p>
          </table:table-cell>
          <table:table-cell table:style-name="ce10" office:value-type="string" calcext:value-type="string">
            <text:p>raw</text:p>
            <text:p>overlay</text:p>
            <text:p>new</text:p>
          </table:table-cell>
          <table:table-cell table:style-name="ce13" office:value-type="string" calcext:value-type="string">
            <text:p>KARMS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 office:value-type="string" calcext:value-type="string">
            <text:p>AC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3">
          <table:table-cell table:style-name="ce13" office:value-type="string" calcext:value-type="string">
            <text:p>Aleph BSN</text:p>
          </table:table-cell>
          <table:table-cell table:style-name="ce19" office:value-type="string" calcext:value-type="string">
            <text:p>‘003458997</text:p>
          </table:table-cell>
          <table:table-cell table:style-name="ce13" table:number-columns-repeated="2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12">
          <table:table-cell office:value-type="string" calcext:value-type="string">
            <text:p>previous_url</text:p>
          </table:table-cell>
          <table:table-cell table:style-name="ce10" office:value-type="string" calcext:value-type="string">
            <text:p>http://dlib.nyu.edu/awdl/books/catalogueofegypt00ashm</text:p>
          </table:table-cell>
          <table:table-cell table:style-name="ce13" office:value-type="string" calcext:value-type="string">
            <text:p>KARMS/Partner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3" table:number-rows-repeated="962">
          <table:table-cell/>
          <table:table-cell table:style-name="ce13" table:number-columns-repeated="5"/>
          <table:table-cell/>
          <table:table-cell table:style-name="ce13" table:number-columns-repeated="26"/>
          <table:table-cell table:number-columns-repeated="991"/>
        </table:table-row>
        <table:table-row table:style-name="ro13" table:number-rows-repeated="104757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5:48:49.027534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BART_20_crosswalk" style:display-name="PageStyle_KBART crosswal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21-09-02T15:53:21.567633151</dc:date>
    <meta:editing-duration>PT1H27M17S</meta:editing-duration>
    <meta:editing-cycles>11</meta:editing-cycles>
    <meta:document-statistic meta:table-count="1" meta:cell-count="293" meta:object-count="0"/>
    <meta:user-defined meta:name=""/>
  </office:meta>
</office:document-meta>
</file>